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0.94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86.71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k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benchmarks</text:p>
          </table:table-cell>
          <table:table-cell table:number-columns-repeated="7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table:number-columns-repeated="5"/>
          <table:table-cell office:value-type="string" calcext:value-type="string">
            <text:p>Incl ¾ index</text:p>
          </table:table-cell>
          <table:table-cell/>
          <table:table-cell office:value-type="string" calcext:value-type="string">
            <text:p>with transposed input</text:p>
          </table:table-cell>
          <table:table-cell table:number-columns-repeated="5"/>
          <table:table-cell office:value-type="string" calcext:value-type="string">
            <text:p>Incl 5/6 ind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al, -O0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1k</text:p>
          </table:table-cell>
          <table:table-cell table:number-columns-repeated="2" office:value-type="float" office:value="6.271" calcext:value-type="float">
            <text:p>6.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52" calcext:value-type="float">
            <text:p>4.52</text:p>
          </table:table-cell>
          <table:table-cell table:formula="of:=1.8*0.75+2.66" office:value-type="float" office:value="4.01" calcext:value-type="float">
            <text:p>4.01</text:p>
          </table:table-cell>
          <table:table-cell office:value-type="float" office:value="23" calcext:value-type="float">
            <text:p>23</text:p>
          </table:table-cell>
          <table:table-cell office:value-type="float" office:value="4.534" calcext:value-type="float">
            <text:p>4.534</text:p>
          </table:table-cell>
          <table:table-cell office:value-type="float" office:value="4.526" calcext:value-type="float">
            <text:p>4.526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1.73*5/6+1.86+0" office:value-type="float" office:value="3.30166666666667" calcext:value-type="float">
            <text:p>3.30166666666667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37.421" calcext:value-type="float">
            <text:p>37.421</text:p>
          </table:table-cell>
          <table:table-cell office:value-type="float" office:value="37.388" calcext:value-type="float">
            <text:p>37.388</text:p>
          </table:table-cell>
          <table:table-cell office:value-type="float" office:value="0.032" calcext:value-type="float">
            <text:p>0.0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6.55" calcext:value-type="float">
            <text:p>36.55</text:p>
          </table:table-cell>
          <table:table-cell table:formula="of:=27.06+9.37*0.75" office:value-type="float" office:value="34.0875" calcext:value-type="float">
            <text:p>34.0875</text:p>
          </table:table-cell>
          <table:table-cell office:value-type="float" office:value="128" calcext:value-type="float">
            <text:p>128</text:p>
          </table:table-cell>
          <table:table-cell office:value-type="float" office:value="22.835" calcext:value-type="float">
            <text:p>22.835</text:p>
          </table:table-cell>
          <table:table-cell office:value-type="float" office:value="22.798" calcext:value-type="float">
            <text:p>22.798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.32" calcext:value-type="float">
            <text:p>17.32</text:p>
          </table:table-cell>
          <table:table-cell table:formula="of:=7.29*5/6+9.41+0" office:value-type="float" office:value="15.485" calcext:value-type="float">
            <text:p>15.48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sequential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1.252" calcext:value-type="float">
            <text:p>1.252</text:p>
          </table:table-cell>
          <table:table-cell office:value-type="float" office:value="1.251" calcext:value-type="float">
            <text:p>1.25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" calcext:value-type="float">
            <text:p>0.9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7.789" calcext:value-type="float">
            <text:p>7.789</text:p>
          </table:table-cell>
          <table:table-cell office:value-type="float" office:value="7.749" calcext:value-type="float">
            <text:p>7.749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.931" calcext:value-type="float">
            <text:p>4.931</text:p>
          </table:table-cell>
          <table:table-cell office:value-type="float" office:value="4.899" calcext:value-type="float">
            <text:p>4.899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table:number-columns-repeated="5"/>
          <table:table-cell office:value-type="string" calcext:value-type="string">
            <text:p>Incl ¾ index</text:p>
          </table:table-cell>
          <table:table-cell/>
          <table:table-cell office:value-type="string" calcext:value-type="string">
            <text:p>parallel with transposed input</text:p>
          </table:table-cell>
          <table:table-cell table:number-columns-repeated="5"/>
          <table:table-cell office:value-type="string" calcext:value-type="string">
            <text:p>Incl 5/6 inde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 threads, -O0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office:value-type="string" calcext:value-type="string">
            <text:p>time (real)</text:p>
          </table:table-cell>
          <table:table-cell office:value-type="string" calcext:value-type="string">
            <text:p>time (user)</text:p>
          </table:table-cell>
          <table:table-cell office:value-type="string" calcext:value-type="string">
            <text:p>time (sys)</text:p>
          </table:table-cell>
          <table:table-cell office:value-type="string" calcext:value-type="string">
            <text:p>out t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prof</text:p>
          </table:table-cell>
          <table:table-cell office:value-type="string" calcext:value-type="string">
            <text:p>gprof (only mul)</text:p>
          </table:table-cell>
          <table:table-cell office:value-type="string" calcext:value-type="string">
            <text:p>out gpro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1.528" calcext:value-type="float">
            <text:p>1.528</text:p>
          </table:table-cell>
          <table:table-cell office:value-type="float" office:value="15.589" calcext:value-type="float">
            <text:p>15.589</text:p>
          </table:table-cell>
          <table:table-cell office:value-type="float" office:value="1.784" calcext:value-type="float">
            <text:p>1.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  <table:table-cell table:formula="of:=0.88*0.75+0.14"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2.963" calcext:value-type="float">
            <text:p>12.963</text:p>
          </table:table-cell>
          <table:table-cell office:value-type="float" office:value="2.736" calcext:value-type="float">
            <text:p>2.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3" calcext:value-type="float">
            <text:p>3.23</text:p>
          </table:table-cell>
          <table:table-cell table:formula="of:=0.95*5/6+0.16+0" office:value-type="float" office:value="0.951666666666667" calcext:value-type="float">
            <text:p>0.951666666666667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8.083" calcext:value-type="float">
            <text:p>8.083</text:p>
          </table:table-cell>
          <table:table-cell office:value-type="float" office:value="87.033" calcext:value-type="float">
            <text:p>87.033</text:p>
          </table:table-cell>
          <table:table-cell office:value-type="float" office:value="5.503" calcext:value-type="float">
            <text:p>5.5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.75" calcext:value-type="float">
            <text:p>15.75</text:p>
          </table:table-cell>
          <table:table-cell table:formula="of:=13.96*0.75+0.52" office:value-type="float" office:value="10.99" calcext:value-type="float">
            <text:p>10.99</text:p>
          </table:table-cell>
          <table:table-cell office:value-type="float" office:value="166" calcext:value-type="float">
            <text:p>166</text:p>
          </table:table-cell>
          <table:table-cell office:value-type="float" office:value="6.35" calcext:value-type="float">
            <text:p>6.35</text:p>
          </table:table-cell>
          <table:table-cell office:value-type="float" office:value="62.653" calcext:value-type="float">
            <text:p>62.653</text:p>
          </table:table-cell>
          <table:table-cell office:value-type="float" office:value="10.305" calcext:value-type="float">
            <text:p>10.3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table:formula="of:=5.01*5/6+0.79" office:value-type="float" office:value="4.965" calcext:value-type="float">
            <text:p>4.965</text:p>
          </table:table-cell>
          <table:table-cell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2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726" calcext:value-type="float">
            <text:p>0.726</text:p>
          </table:table-cell>
          <table:table-cell office:value-type="float" office:value="6.598" calcext:value-type="float">
            <text:p>6.598</text:p>
          </table:table-cell>
          <table:table-cell office:value-type="float" office:value="1.769" calcext:value-type="float">
            <text:p>1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2.252" calcext:value-type="float">
            <text:p>2.252</text:p>
          </table:table-cell>
          <table:table-cell office:value-type="float" office:value="2.645" calcext:value-type="float">
            <text:p>2.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3.667" calcext:value-type="float">
            <text:p>3.667</text:p>
          </table:table-cell>
          <table:table-cell office:value-type="float" office:value="37.48" calcext:value-type="float">
            <text:p>37.48</text:p>
          </table:table-cell>
          <table:table-cell office:value-type="float" office:value="5.276" calcext:value-type="float">
            <text:p>5.27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63" calcext:value-type="float">
            <text:p>1.763</text:p>
          </table:table-cell>
          <table:table-cell office:value-type="float" office:value="9.651" calcext:value-type="float">
            <text:p>9.651</text:p>
          </table:table-cell>
          <table:table-cell office:value-type="float" office:value="10.314" calcext:value-type="float">
            <text:p>10.3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6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42" calcext:value-type="float">
            <text:p>0.42</text:p>
          </table:table-cell>
          <table:table-cell office:value-type="float" office:value="1.824" calcext:value-type="float">
            <text:p>1.824</text:p>
          </table:table-cell>
          <table:table-cell office:value-type="float" office:value="0.457" calcext:value-type="float">
            <text:p>0.4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443" calcext:value-type="float">
            <text:p>0.443</text:p>
          </table:table-cell>
          <table:table-cell office:value-type="float" office:value="1.711" calcext:value-type="float">
            <text:p>1.711</text:p>
          </table:table-cell>
          <table:table-cell office:value-type="float" office:value="0.761" calcext:value-type="float">
            <text:p>0.7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1.779" calcext:value-type="float">
            <text:p>1.779</text:p>
          </table:table-cell>
          <table:table-cell office:value-type="float" office:value="8.856" calcext:value-type="float">
            <text:p>8.856</text:p>
          </table:table-cell>
          <table:table-cell office:value-type="float" office:value="1.519" calcext:value-type="float">
            <text:p>1.5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7.521" calcext:value-type="float">
            <text:p>7.521</text:p>
          </table:table-cell>
          <table:table-cell office:value-type="float" office:value="2.739" calcext:value-type="float">
            <text:p>2.73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3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office:value-type="float" office:value="0.559" calcext:value-type="float">
            <text:p>0.559</text:p>
          </table:table-cell>
          <table:table-cell office:value-type="float" office:value="1.457" calcext:value-type="float">
            <text:p>1.457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517" calcext:value-type="float">
            <text:p>0.517</text:p>
          </table:table-cell>
          <table:table-cell office:value-type="float" office:value="1.28" calcext:value-type="float">
            <text:p>1.28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2.879" calcext:value-type="float">
            <text:p>2.879</text:p>
          </table:table-cell>
          <table:table-cell office:value-type="float" office:value="8.11" calcext:value-type="float">
            <text:p>8.11</text:p>
          </table:table-cell>
          <table:table-cell office:value-type="float" office:value="0.457" calcext:value-type="float">
            <text:p>0.4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233" calcext:value-type="float">
            <text:p>2.233</text:p>
          </table:table-cell>
          <table:table-cell office:value-type="float" office:value="5.965" calcext:value-type="float">
            <text:p>5.965</text:p>
          </table:table-cell>
          <table:table-cell office:value-type="float" office:value="0.687" calcext:value-type="float">
            <text:p>0.68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 threads, -O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 1k</text:p>
          </table:table-cell>
          <table:table-cell table:number-columns-repeated="2" office:value-type="float" office:value="1.412" calcext:value-type="float">
            <text:p>1.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925" calcext:value-type="float">
            <text:p>0.9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ze 1k-1k-5k</text:p>
          </table:table-cell>
          <table:table-cell office:value-type="float" office:value="7.56" calcext:value-type="float">
            <text:p>7.56</text:p>
          </table:table-cell>
          <table:table-cell office:value-type="float" office:value="7.52" calcext:value-type="float">
            <text:p>7.52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.922" calcext:value-type="float">
            <text:p>4.922</text:p>
          </table:table-cell>
          <table:table-cell office:value-type="float" office:value="4.885" calcext:value-type="float">
            <text:p>4.885</text:p>
          </table:table-cell>
          <table:table-cell office:value-type="float" office:value="0.037" calcext:value-type="float">
            <text:p>0.03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table table:name="chart threads" table:style-name="ta1">
        <table:shapes>
          <draw:frame draw:z-index="0" draw:style-name="gr1" draw:text-style-name="P1" svg:width="516.93pt" svg:height="341.26pt" svg:x="48.98pt" svg:y="91.67pt">
            <draw:object draw:notify-on-update-of-ranges="'chart threads'.A2:'chart threads'.A6 'chart threads'.B1:'chart threads'.B1 'chart threads'.B2:'chart threads'.B6 'chart threads'.C1:'chart threads'.C1 'chart threads'.C2:'chart threads'.C6 'chart threads'.D1:'chart threads'.D1 'chart threads'.D2:'chart threads'.D6 'chart threads'.E1:'chart threads'.E1 'chart threads'.E2:'chart threads'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 vs. #threads</text:p>
          </table:table-cell>
          <table:table-cell office:value-type="string" calcext:value-type="string">
            <text:p>naive 1k</text:p>
          </table:table-cell>
          <table:table-cell office:value-type="string" calcext:value-type="string">
            <text:p>naive 1k-1k-5k</text:p>
          </table:table-cell>
          <table:table-cell office:value-type="string" calcext:value-type="string">
            <text:p>opt 1k</text:p>
          </table:table-cell>
          <table:table-cell office:value-type="string" calcext:value-type="string">
            <text:p>opt 1k-1k-5k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formula="of:=[desktop.$B$8]" office:value-type="float" office:value="1.252" calcext:value-type="float">
            <text:p>1.252</text:p>
          </table:table-cell>
          <table:table-cell table:formula="of:=[desktop.$B$9]" office:value-type="float" office:value="7.789" calcext:value-type="float">
            <text:p>7.789</text:p>
          </table:table-cell>
          <table:table-cell table:formula="of:=[desktop.$J$8]" office:value-type="float" office:value="0.924" calcext:value-type="float">
            <text:p>0.924</text:p>
          </table:table-cell>
          <table:table-cell table:formula="of:=[desktop.$J$9]" office:value-type="float" office:value="4.931" calcext:value-type="float">
            <text:p>4.931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table:formula="of:=[desktop.$B$31]" office:value-type="float" office:value="1.412" calcext:value-type="float">
            <text:p>1.412</text:p>
          </table:table-cell>
          <table:table-cell table:formula="of:=[desktop.$B$32]" office:value-type="float" office:value="7.56" calcext:value-type="float">
            <text:p>7.56</text:p>
          </table:table-cell>
          <table:table-cell table:formula="of:=[desktop.$J$31]" office:value-type="float" office:value="0.925" calcext:value-type="float">
            <text:p>0.925</text:p>
          </table:table-cell>
          <table:table-cell table:formula="of:=[desktop.$J$32]" office:value-type="float" office:value="4.922" calcext:value-type="float">
            <text:p>4.922</text:p>
          </table:table-cell>
        </table:table-row>
        <table:table-row table:style-name="ro1">
          <table:table-cell office:value-type="string" calcext:value-type="string">
            <text:p>3 threads</text:p>
          </table:table-cell>
          <table:table-cell table:formula="of:=[desktop.$B$27]" office:value-type="float" office:value="0.559" calcext:value-type="float">
            <text:p>0.559</text:p>
          </table:table-cell>
          <table:table-cell table:formula="of:=[desktop.$B$28]" office:value-type="float" office:value="2.879" calcext:value-type="float">
            <text:p>2.879</text:p>
          </table:table-cell>
          <table:table-cell table:formula="of:=[desktop.$J$27]" office:value-type="float" office:value="0.517" calcext:value-type="float">
            <text:p>0.517</text:p>
          </table:table-cell>
          <table:table-cell table:formula="of:=[desktop.$J$28]" office:value-type="float" office:value="2.233" calcext:value-type="float">
            <text:p>2.233</text:p>
          </table:table-cell>
        </table:table-row>
        <table:table-row table:style-name="ro1">
          <table:table-cell office:value-type="string" calcext:value-type="string">
            <text:p>6 threads</text:p>
          </table:table-cell>
          <table:table-cell table:formula="of:=[desktop.$B$23]" office:value-type="float" office:value="0.42" calcext:value-type="float">
            <text:p>0.42</text:p>
          </table:table-cell>
          <table:table-cell table:formula="of:=[desktop.$B$24]" office:value-type="float" office:value="1.779" calcext:value-type="float">
            <text:p>1.779</text:p>
          </table:table-cell>
          <table:table-cell table:formula="of:=[desktop.$J$23]" office:value-type="float" office:value="0.443" calcext:value-type="float">
            <text:p>0.443</text:p>
          </table:table-cell>
          <table:table-cell table:formula="of:=[desktop.$J$24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table:formula="of:=[desktop.$B$19]" office:value-type="float" office:value="0.726" calcext:value-type="float">
            <text:p>0.726</text:p>
          </table:table-cell>
          <table:table-cell table:formula="of:=[desktop.$B$20]" office:value-type="float" office:value="3.667" calcext:value-type="float">
            <text:p>3.667</text:p>
          </table:table-cell>
          <table:table-cell table:formula="of:=[desktop.$J$19]" office:value-type="float" office:value="0.44" calcext:value-type="float">
            <text:p>0.44</text:p>
          </table:table-cell>
          <table:table-cell table:formula="of:=[desktop.$J$20]" office:value-type="float" office:value="1.763" calcext:value-type="float">
            <text:p>1.763</text:p>
          </table:table-cell>
        </table:table-row>
      </table:table>
      <table:table table:name="chart optimization" table:style-name="ta1">
        <table:shapes>
          <draw:frame draw:z-index="0" draw:style-name="gr1" draw:text-style-name="P1" svg:width="559.11pt" svg:height="307.19pt" svg:x="412.7pt" svg:y="29.37pt">
            <draw:object draw:notify-on-update-of-ranges="'chart optimization'.A1:'chart optimization'.A1 'chart optimization'.B1:'chart optimization'.C1 'chart optimization'.A2:'chart optimization'.A2 'chart optimization'.B2:'chart optimization'.C2 'chart optimization'.A3:'chart optimization'.A3 'chart optimization'.B3:'chart optimization'.C3 'chart optimization'.A4:'chart optimization'.A4 'chart optimization'.B4:'chart optimization'.C4 'chart optimization'.A5:'chart optimization'.A5 'chart optimization'.B5:'chart optimization'.C5 'chart optimization'.A6:'chart optimization'.A6 'chart optimization'.B6:'chart optimization'.C6 'chart optimization'.A7:'chart optimization'.A7 'chart optimization'.B7:'chart optimization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1k-1k-1k</text:p>
          </table:table-cell>
          <table:table-cell office:value-type="string" calcext:value-type="string">
            <text:p>1k-1k-5k</text:p>
          </table:table-cell>
          <table:table-cell table:number-columns-repeated="3"/>
        </table:table-row>
        <table:table-row table:style-name="ro1">
          <table:table-cell table:formula="of:=[$desktop.$B2]" office:value-type="string" office:string-value="naive" calcext:value-type="string">
            <text:p>naive</text:p>
          </table:table-cell>
          <table:table-cell table:formula="of:=[$desktop.$B4]" office:value-type="float" office:value="6.271" calcext:value-type="float">
            <text:p>6.271</text:p>
          </table:table-cell>
          <table:table-cell table:formula="of:=[$desktop.$B5]" office:value-type="float" office:value="37.421" calcext:value-type="float">
            <text:p>37.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ized</text:p>
          </table:table-cell>
          <table:table-cell table:formula="of:=[$desktop.$B8]" office:value-type="float" office:value="1.252" calcext:value-type="float">
            <text:p>1.252</text:p>
          </table:table-cell>
          <table:table-cell table:formula="of:=[$desktop.$B9]" office:value-type="float" office:value="7.789" calcext:value-type="float">
            <text:p>7.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tial opt</text:p>
          </table:table-cell>
          <table:table-cell table:formula="of:=[$desktop.$J8]" office:value-type="float" office:value="0.924" calcext:value-type="float">
            <text:p>0.924</text:p>
          </table:table-cell>
          <table:table-cell table:formula="of:=[$desktop.$J9]" office:value-type="float" office:value="4.931" calcext:value-type="float">
            <text:p>4.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naive</text:p>
          </table:table-cell>
          <table:table-cell table:formula="of:=[$desktop.$B15]" office:value-type="float" office:value="1.528" calcext:value-type="float">
            <text:p>1.528</text:p>
          </table:table-cell>
          <table:table-cell table:formula="of:=[$desktop.$B16]" office:value-type="float" office:value="8.083" calcext:value-type="float">
            <text:p>8.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, vectorized</text:p>
          </table:table-cell>
          <table:table-cell table:formula="of:=[$desktop.$B19]" office:value-type="float" office:value="0.726" calcext:value-type="float">
            <text:p>0.726</text:p>
          </table:table-cell>
          <table:table-cell table:formula="of:=[$desktop.$B20]" office:value-type="float" office:value="3.667" calcext:value-type="float">
            <text:p>3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opt</text:p>
          </table:table-cell>
          <table:table-cell table:formula="of:=[$desktop.$J19]" office:value-type="float" office:value="0.44" calcext:value-type="float">
            <text:p>0.44</text:p>
          </table:table-cell>
          <table:table-cell table:formula="of:=[$desktop.$J20]" office:value-type="float" office:value="1.763" calcext:value-type="float">
            <text:p>1.7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1:29:05.797811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6:19:23.862989444</meta:creation-date>
    <dc:date>2019-12-04T12:24:52.704263127</dc:date>
    <meta:editing-duration>PT1H10M41S</meta:editing-duration>
    <meta:editing-cycles>8</meta:editing-cycles>
    <meta:generator>LibreOffice/6.3.3.2$Linux_X86_64 LibreOffice_project/30$Build-2</meta:generator>
    <meta:document-statistic meta:table-count="3" meta:cell-count="27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37cm" svg:height="12.04cm" xlink:href=".." xlink:type="simple" chart:class="chart:line" chart:style-name="ch1">
        <chart:title svg:x="6.376cm" svg:y="0.376cm" chart:style-name="ch2">
          <text:p>time vs. number of threads</text:p>
        </chart:title>
        <chart:legend chart:legend-position="end" svg:x="14.644cm" svg:y="4.974cm" style:legend-expansion="high" chart:style-name="ch3"/>
        <chart:plot-area chart:style-name="ch4" table:cell-range-address="'chart threads'.A1:'chart threads'.E6" chart:data-source-has-labels="both" svg:x="1.375cm" svg:y="1.395cm" svg:width="12.905cm" svg:height="9.424cm">
          <chartooo:coordinate-region svg:x="2.156cm" svg:y="1.594cm" svg:width="11.315cm" svg:height="8.578cm"/>
          <chart:axis chart:dimension="x" chart:name="primary-x" chart:style-name="ch5" chartooo:axis-type="auto">
            <chartooo:date-scale/>
            <chart:title svg:x="6.46cm" svg:y="11.059cm" chart:style-name="ch6">
              <text:p>number of threads</text:p>
            </chart:title>
            <chart:categories table:cell-range-address="'chart threads'.A2:'chart threads'.A6"/>
          </chart:axis>
          <chart:axis chart:dimension="y" chart:name="primary-y" chart:style-name="ch5">
            <chart:title svg:x="0.451cm" svg:y="6.667cm" chart:style-name="ch7">
              <text:p>time [s]</text:p>
            </chart:title>
            <chart:grid chart:style-name="ch8" chart:class="major"/>
          </chart:axis>
          <chart:series chart:style-name="ch9" chart:values-cell-range-address="'chart threads'.B2:'chart threads'.B6" chart:label-cell-address="'chart threads'.B1:'chart threads'.B1" chart:class="chart:line">
            <chart:data-point chart:repeated="5"/>
          </chart:series>
          <chart:series chart:style-name="ch10" chart:values-cell-range-address="'chart threads'.C2:'chart threads'.C6" chart:label-cell-address="'chart threads'.C1:'chart threads'.C1" chart:class="chart:line">
            <chart:data-point chart:repeated="5"/>
          </chart:series>
          <chart:series chart:style-name="ch11" chart:values-cell-range-address="'chart threads'.D2:'chart threads'.D6" chart:label-cell-address="'chart threads'.D1:'chart threads'.D1" chart:class="chart:line">
            <chart:data-point chart:repeated="5"/>
          </chart:series>
          <chart:series chart:style-name="ch12" chart:values-cell-range-address="'chart threads'.E2:'chart threads'.E6" chart:label-cell-address="'chart threads'.E1:'chart threads'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1k</text:p>
                <draw:g>
                  <svg:desc>'chart threads'.B1:'chart threads'.B1</svg:desc>
                </draw:g>
              </table:table-cell>
              <table:table-cell office:value-type="string">
                <text:p>naive 1k-1k-5k</text:p>
                <draw:g>
                  <svg:desc>'chart threads'.C1:'chart threads'.C1</svg:desc>
                </draw:g>
              </table:table-cell>
              <table:table-cell office:value-type="string">
                <text:p>opt 1k</text:p>
                <draw:g>
                  <svg:desc>'chart threads'.D1:'chart threads'.D1</svg:desc>
                </draw:g>
              </table:table-cell>
              <table:table-cell office:value-type="string">
                <text:p>opt 1k-1k-5k</text:p>
                <draw:g>
                  <svg:desc>'chart threads'.E1:'chart thread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'chart threads'.A2:'chart threads'.A6</svg:desc>
                </draw:g>
              </table:table-cell>
              <table:table-cell office:value-type="float" office:value="1.252">
                <text:p>1.252</text:p>
                <draw:g>
                  <svg:desc>'chart threads'.B2:'chart threads'.B6</svg:desc>
                </draw:g>
              </table:table-cell>
              <table:table-cell office:value-type="float" office:value="7.789">
                <text:p>7.789</text:p>
                <draw:g>
                  <svg:desc>'chart threads'.C2:'chart threads'.C6</svg:desc>
                </draw:g>
              </table:table-cell>
              <table:table-cell office:value-type="float" office:value="0.924">
                <text:p>0.924</text:p>
                <draw:g>
                  <svg:desc>'chart threads'.D2:'chart threads'.D6</svg:desc>
                </draw:g>
              </table:table-cell>
              <table:table-cell office:value-type="float" office:value="4.931">
                <text:p>4.931</text:p>
                <draw:g>
                  <svg:desc>'chart threads'.E2:'chart threads'.E6</svg:desc>
                </draw:g>
              </table:table-cell>
            </table:table-row>
            <table:table-row>
              <table:table-cell office:value-type="string">
                <text:p>1 thread</text:p>
              </table:table-cell>
              <table:table-cell office:value-type="float" office:value="1.412">
                <text:p>1.412</text:p>
              </table:table-cell>
              <table:table-cell office:value-type="float" office:value="7.56">
                <text:p>7.56</text:p>
              </table:table-cell>
              <table:table-cell office:value-type="float" office:value="0.925">
                <text:p>0.925</text:p>
              </table:table-cell>
              <table:table-cell office:value-type="float" office:value="4.922">
                <text:p>4.92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559">
                <text:p>0.559</text:p>
              </table:table-cell>
              <table:table-cell office:value-type="float" office:value="2.879">
                <text:p>2.879</text:p>
              </table:table-cell>
              <table:table-cell office:value-type="float" office:value="0.517">
                <text:p>0.517</text:p>
              </table:table-cell>
              <table:table-cell office:value-type="float" office:value="2.233">
                <text:p>2.233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0.42">
                <text:p>0.42</text:p>
              </table:table-cell>
              <table:table-cell office:value-type="float" office:value="1.779">
                <text:p>1.779</text:p>
              </table:table-cell>
              <table:table-cell office:value-type="float" office:value="0.443">
                <text:p>0.44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 threads</text:p>
              </table:table-cell>
              <table:table-cell office:value-type="float" office:value="0.726">
                <text:p>0.726</text:p>
              </table:table-cell>
              <table:table-cell office:value-type="float" office:value="3.667">
                <text:p>3.667</text:p>
              </table:table-cell>
              <table:table-cell office:value-type="float" office:value="0.44">
                <text:p>0.44</text:p>
              </table:table-cell>
              <table:table-cell office:value-type="float" office:value="1.763">
                <text:p>1.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725cm" svg:height="10.838cm" xlink:href=".." xlink:type="simple" chart:class="chart:bar" chart:style-name="ch1">
        <chart:title svg:x="8.535cm" svg:y="0.352cm" chart:style-name="ch2">
          <text:p>Optimization</text:p>
        </chart:title>
        <chart:subtitle svg:x="5.32cm" svg:y="1.347cm" chart:style-name="ch3">
          <text:p>comparison between matrix-multiplication algorithms</text:p>
        </chart:subtitle>
        <chart:legend svg:x="16.217cm" svg:y="3.859cm" style:legend-expansion="custom" chartooo:width="3.507cm" chartooo:height="3.23cm" style:legend-expansion-aspect-ratio="1.08575851393189" chart:style-name="ch4"/>
        <chart:plot-area chart:style-name="ch5" table:cell-range-address="'chart optimization'.A1:'chart optimization'.C7" chart:data-source-has-labels="both" svg:x="1.207cm" svg:y="2.23cm" svg:width="14.57cm" svg:height="7.426cm">
          <chartooo:coordinate-region svg:x="2.014cm" svg:y="2.429cm" svg:width="13.763cm" svg:height="6.58cm"/>
          <chart:axis chart:dimension="x" chart:name="primary-x" chart:style-name="ch6" chartooo:axis-type="auto">
            <chartooo:date-scale/>
            <chart:title svg:x="5.696cm" svg:y="9.872cm" chart:style-name="ch7">
              <text:p>problem size [cols_a--rows_a--cols_b]</text:p>
            </chart:title>
            <chart:categories table:cell-range-address="'chart optimization'.B1:'chart optimization'.C1"/>
          </chart:axis>
          <chart:axis chart:dimension="y" chart:name="primary-y" chart:style-name="ch8">
            <chart:title svg:x="0.253cm" svg:y="6.503cm" chart:style-name="ch9">
              <text:p>time [s]</text:p>
            </chart:title>
            <chart:grid chart:style-name="ch10" chart:class="major"/>
          </chart:axis>
          <chart:series chart:style-name="ch11" chart:values-cell-range-address="'chart optimization'.B2:'chart optimization'.C2" chart:label-cell-address="'chart optimization'.A2:'chart optimization'.A2" chart:class="chart:bar">
            <chart:data-point chart:repeated="2"/>
          </chart:series>
          <chart:series chart:style-name="ch12" chart:values-cell-range-address="'chart optimization'.B3:'chart optimization'.C3" chart:label-cell-address="'chart optimization'.A3:'chart optimization'.A3" chart:class="chart:bar">
            <chart:data-point chart:repeated="2"/>
          </chart:series>
          <chart:series chart:style-name="ch13" chart:values-cell-range-address="'chart optimization'.B4:'chart optimization'.C4" chart:label-cell-address="'chart optimization'.A4:'chart optimization'.A4" chart:class="chart:bar">
            <chart:data-point chart:repeated="2"/>
          </chart:series>
          <chart:series chart:style-name="ch14" chart:values-cell-range-address="'chart optimization'.B5:'chart optimization'.C5" chart:label-cell-address="'chart optimization'.A5:'chart optimization'.A5" chart:class="chart:bar">
            <chart:data-point chart:repeated="2"/>
          </chart:series>
          <chart:series chart:style-name="ch15" chart:values-cell-range-address="'chart optimization'.B6:'chart optimization'.C6" chart:label-cell-address="'chart optimization'.A6:'chart optimization'.A6" chart:class="chart:bar">
            <chart:data-point chart:repeated="2"/>
          </chart:series>
          <chart:series chart:style-name="ch16" chart:values-cell-range-address="'chart optimization'.B7:'chart optimization'.C7" chart:label-cell-address="'chart optimization'.A7:'chart optimization'.A7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-1k-1k</text:p>
                <draw:g>
                  <svg:desc>'chart optimization'.B1:'chart optimization'.C1</svg:desc>
                </draw:g>
              </table:table-cell>
              <table:table-cell office:value-type="string">
                <text:p>1k-1k-5k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'chart optimization'.A2:'chart optimization'.A2</svg:desc>
                </draw:g>
              </table:table-cell>
              <table:table-cell office:value-type="float" office:value="6.271">
                <text:p>6.271</text:p>
                <draw:g>
                  <svg:desc>'chart optimization'.B2:'chart optimization'.C2</svg:desc>
                </draw:g>
              </table:table-cell>
              <table:table-cell office:value-type="float" office:value="37.421">
                <text:p>37.421</text:p>
              </table:table-cell>
            </table:table-row>
            <table:table-row>
              <table:table-cell office:value-type="string">
                <text:p>vectorized</text:p>
                <draw:g>
                  <svg:desc>'chart optimization'.A3:'chart optimization'.A3</svg:desc>
                </draw:g>
              </table:table-cell>
              <table:table-cell office:value-type="float" office:value="1.252">
                <text:p>1.252</text:p>
                <draw:g>
                  <svg:desc>'chart optimization'.B3:'chart optimization'.C3</svg:desc>
                </draw:g>
              </table:table-cell>
              <table:table-cell office:value-type="float" office:value="7.789">
                <text:p>7.789</text:p>
              </table:table-cell>
            </table:table-row>
            <table:table-row>
              <table:table-cell office:value-type="string">
                <text:p>sequential opt</text:p>
                <draw:g>
                  <svg:desc>'chart optimization'.A4:'chart optimization'.A4</svg:desc>
                </draw:g>
              </table:table-cell>
              <table:table-cell office:value-type="float" office:value="0.924">
                <text:p>0.924</text:p>
                <draw:g>
                  <svg:desc>'chart optimization'.B4:'chart optimization'.C4</svg:desc>
                </draw:g>
              </table:table-cell>
              <table:table-cell office:value-type="float" office:value="4.931">
                <text:p>4.931</text:p>
              </table:table-cell>
            </table:table-row>
            <table:table-row>
              <table:table-cell office:value-type="string">
                <text:p>parallel naive</text:p>
                <draw:g>
                  <svg:desc>'chart optimization'.A5:'chart optimization'.A5</svg:desc>
                </draw:g>
              </table:table-cell>
              <table:table-cell office:value-type="float" office:value="1.528">
                <text:p>1.528</text:p>
                <draw:g>
                  <svg:desc>'chart optimization'.B5:'chart optimization'.C5</svg:desc>
                </draw:g>
              </table:table-cell>
              <table:table-cell office:value-type="float" office:value="8.083">
                <text:p>8.083</text:p>
              </table:table-cell>
            </table:table-row>
            <table:table-row>
              <table:table-cell office:value-type="string">
                <text:p>parallel, vectorized</text:p>
                <draw:g>
                  <svg:desc>'chart optimization'.A6:'chart optimization'.A6</svg:desc>
                </draw:g>
              </table:table-cell>
              <table:table-cell office:value-type="float" office:value="0.726">
                <text:p>0.726</text:p>
                <draw:g>
                  <svg:desc>'chart optimization'.B6:'chart optimization'.C6</svg:desc>
                </draw:g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string">
                <text:p>parallel opt</text:p>
                <draw:g>
                  <svg:desc>'chart optimization'.A7:'chart optimization'.A7</svg:desc>
                </draw:g>
              </table:table-cell>
              <table:table-cell office:value-type="float" office:value="0.44">
                <text:p>0.44</text:p>
                <draw:g>
                  <svg:desc>'chart optimization'.B7:'chart optimization'.C7</svg:desc>
                </draw:g>
              </table:table-cell>
              <table:table-cell office:value-type="float" office:value="1.763">
                <text:p>1.7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